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94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6.94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47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286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000000" fo:font-size="176pt" fo:text-shadow="none" fo:font-weight="bold" style:font-size-asian="176pt" style:font-weight-asian="bold" style:font-size-complex="176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style:font-name="MathJax_Typewriter" fo:font-size="180pt" fo:letter-spacing="-0.03cm" fo:text-shadow="none" fo:font-weight="bold" style:font-size-asian="180pt" style:font-size-complex="180pt"/>
    </style:style>
    <style:style style:name="P5" style:family="paragraph">
      <loext:graphic-properties draw:fill="none" draw:fill-color="#ffffff"/>
      <style:paragraph-properties fo:text-align="center"/>
      <style:text-properties style:font-name="MathJax_Typewriter" fo:font-size="180pt" fo:letter-spacing="-0.03cm" fo:text-shadow="none" fo:font-weight="normal" style:font-size-asian="180pt" style:font-weight-asian="bold" style:font-size-complex="180pt" style:font-weight-complex="bold"/>
    </style:style>
    <style:style style:name="T1" style:family="text">
      <style:text-properties fo:color="#000000" style:font-name="Liberation Sans2" fo:font-size="176pt" fo:text-shadow="none" fo:font-weight="bold" style:font-name-asian="Liberation Sans2" style:font-size-asian="176pt" style:font-weight-asian="bold" style:font-name-complex="Liberation Sans2" style:font-size-complex="176pt" style:font-weight-complex="bold"/>
    </style:style>
    <style:style style:name="T2" style:family="text">
      <style:text-properties style:font-name="MathJax_Typewriter" fo:font-size="180pt" fo:letter-spacing="-0.03cm" fo:text-shadow="none" fo:font-weight="normal" style:font-size-asian="180pt" style:font-weight-asian="normal" style:font-size-complex="180pt" style:font-weight-complex="normal"/>
    </style:style>
    <style:style style:name="T3" style:family="text">
      <style:text-properties style:font-name="MathJax_Typewriter" fo:font-size="180pt" fo:letter-spacing="-0.03cm" fo:text-shadow="none" fo:font-weight="normal" style:font-size-asian="180pt" style:font-weight-asian="bold" style:font-size-complex="1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5.182cm" svg:height="7.19cm" svg:x="0.233cm" svg:y="3.291cm">
          <draw:text-box>
            <text:p text:style-name="P2"><text:span text:style-name="T1">♠</text:span></text:p>
          </draw:text-box>
        </draw:frame>
        <draw:frame draw:style-name="gr3" draw:text-style-name="P3" draw:layer="layout" svg:width="3.779cm" svg:height="7.19cm" draw:transform="rotate (-3.14159265358979) translate (13.716cm 17.265cm)">
          <draw:text-box>
            <text:p text:style-name="P2"><text:span text:style-name="T1">♠</text:span></text:p>
          </draw:text-box>
        </draw:frame>
        <draw:frame draw:style-name="gr4" draw:text-style-name="P4" draw:layer="layout" svg:width="4.899cm" svg:height="6.724cm" draw:transform="rotate (-3.14159265358979) translate (13.616cm 20.39cm)">
          <draw:text-box>
            <text:p text:style-name="P2"><text:span text:style-name="T2">3</text:span></text:p>
          </draw:text-box>
        </draw:frame>
        <draw:frame draw:style-name="gr5" draw:text-style-name="P5" draw:layer="layout" svg:width="6.966cm" svg:height="6.536cm" svg:x="0.243cm" svg:y="-0.086cm">
          <draw:text-box>
            <text:p text:style-name="P2"><text:span text:style-name="T3">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2H23M32S</meta:editing-duration>
    <meta:editing-cycles>29</meta:editing-cycles>
    <meta:generator>LibreOffice/6.1.5.2$Linux_X86_64 LibreOffice_project/10$Build-2</meta:generator>
    <dc:date>2022-01-16T00:38:52.639981543</dc:date>
    <meta:document-statistic meta:object-count="5"/>
  </office:meta>
</office:document-meta>
</file>